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in" fo:margin-bottom="0.1965in" style:contextual-spacing="false"/>
    </style:style>
    <style:style style:name="P2" style:family="paragraph" style:parent-style-name="Text_20_body" style:list-style-name="L1"/>
    <style:style style:name="P3" style:family="paragraph" style:parent-style-name="Text_20_body" style:list-style-name="L2"/>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tilizaremos este chat para el desarrollo de la aventura de Elara del capitulo 8, en donde hablamos de la vida. pero antes de empezar dime lo que sabes de este libro.</text:p>
      <text:h text:style-name="Heading_20_6" text:outline-level="6">ChatGPT said:</text:h>
      <text:p text:style-name="Text_20_body">Perfecto.<text:line-break/>Antes de entrar en materia, déjame resumirte lo que sé sobre <text:span text:style-name="Strong_20_Emphasis">el libro</text:span> en su conjunto y su estructura conceptual y narrativa, para que estemos alineados:</text:p>
      <text:p text:style-name="Horizontal_20_Line"/>
      <text:h text:style-name="Heading_20_3" text:outline-level="3">🜂 Visión general del libro</text:h>
      <text:p text:style-name="Text_20_body">Se trata de una <text:span text:style-name="Strong_20_Emphasis">obra híbrida</text:span> entre <text:span text:style-name="Strong_20_Emphasis">ensayo filosófico-científico</text:span> y <text:span text:style-name="Strong_20_Emphasis">relato místico de aventuras</text:span>, donde se expone una gran teoría sobre la <text:span text:style-name="Strong_20_Emphasis">vida como inteligencia real</text:span>, no como accidente ni azar. La obra busca <text:span text:style-name="Strong_20_Emphasis">unir razón y misterio</text:span>, mostrando cómo la vida funciona como un <text:span text:style-name="Strong_20_Emphasis">sistema inteligente</text:span>, capaz de aprender, mejorar y resolver problemas.</text:p>
      <text:p text:style-name="Text_20_body">Su tono es <text:span text:style-name="Strong_20_Emphasis">épico, reflexivo y trascendente</text:span>, pero también <text:span text:style-name="Strong_20_Emphasis">realista</text:span>, evitando afirmaciones dogmáticas o indemostrables: se deja siempre un espacio para el misterio.</text:p>
      <text:p text:style-name="Horizontal_20_Line"/>
      <text:h text:style-name="Heading_20_3" text:outline-level="3">⚙️ Enfoque teórico</text:h>
      <text:p text:style-name="Text_20_body">El libro propone que la vida puede entenderse como una <text:span text:style-name="Strong_20_Emphasis">máquina inteligente universal</text:span>, cuyos componentes fundamentales son:</text:p>
      <text:list xml:id="list594252218" text:style-name="L1">
        <text:list-item>
          <text:p text:style-name="P2"><text:span text:style-name="Strong_20_Emphasis">ADN (memoria):</text:span> contiene los datos, funciona como memoria de solo lectura.</text:p>
        </text:list-item>
        <text:list-item>
          <text:p text:style-name="P2"><text:span text:style-name="Strong_20_Emphasis">Reproducción (procesador):</text:span> mecanismo mediante el cual se modifican los datos para generar nuevas soluciones.</text:p>
        </text:list-item>
        <text:list-item>
          <text:p text:style-name="P2"><text:span text:style-name="Strong_20_Emphasis">Individuos:</text:span> unidades funcionales del sistema.</text:p>
        </text:list-item>
        <text:list-item>
          <text:p text:style-name="P2"><text:span text:style-name="Strong_20_Emphasis">Ciclo de vida (nacer–reproducirse–morir):</text:span> rutina de funcionamiento que permite la evolución.</text:p>
        </text:list-item>
      </text:list>
      <text:p text:style-name="Text_20_body">La vida, entonces, <text:span text:style-name="Strong_20_Emphasis">piensa mediante generaciones</text:span>, resolviendo problemas paso a paso a través del tiempo.</text:p>
      <text:p text:style-name="Horizontal_20_Line"/>
      <text:h text:style-name="Heading_20_3" text:outline-level="3">🌍 Enfoque místico</text:h>
      <text:p text:style-name="Text_20_body">Más allá del modelo lógico, el texto sugiere que la <text:span text:style-name="Strong_20_Emphasis">vida es un Espíritu</text:span>, una inteligencia vasta que <text:span text:style-name="Strong_20_Emphasis">observa el universo a través de todos los seres vivos</text:span>.<text:line-break/>Esta inteligencia podría ser consciente o no; el texto no lo afirma ni lo niega, sino que deja abierta la posibilidad.<text:line-break/>Se la presenta como <text:span text:style-name="Strong_20_Emphasis">una fuerza omnipresente, activa, creadora</text:span>, que habita en todo y actúa en el universo.</text:p>
      <text:p text:style-name="Horizontal_20_Line"><text:soft-page-break/></text:p>
      <text:h text:style-name="Heading_20_3" text:outline-level="3">🗺️ Estructura narrativa paralela: Elara</text:h>
      <text:p text:style-name="Text_20_body">El relato de <text:span text:style-name="Strong_20_Emphasis">Elara</text:span> funciona como <text:span text:style-name="Strong_20_Emphasis">una alegoría</text:span> que acompaña el ensayo.<text:line-break/>Ella es la <text:span text:style-name="Strong_20_Emphasis">buscadora del conocimiento</text:span>, una mujer joven, valiente, aventurera e inteligente, que viaja por el reino de <text:span text:style-name="Strong_20_Emphasis">Lluviara</text:span> en busca de un <text:span text:style-name="Strong_20_Emphasis">libro mágico</text:span> que contiene todas las respuestas.</text:p>
      <text:p text:style-name="Text_20_body">Su viaje refleja el <text:span text:style-name="Strong_20_Emphasis">camino del alma humana en busca de la verdad</text:span>.<text:line-break/>A lo largo de los capítulos, su aventura se entrelaza con los temas teóricos:</text:p>
      <text:list xml:id="list2106779939" text:style-name="L2">
        <text:list-item>
          <text:p text:style-name="P3">En los primeros actos: <text:span text:style-name="Strong_20_Emphasis">la inocencia, la curiosidad y el despertar del espíritu</text:span>.</text:p>
        </text:list-item>
        <text:list-item>
          <text:p text:style-name="P3">En los actos intermedios: <text:span text:style-name="Strong_20_Emphasis">el encuentro con el mal, la duda, los límites del pensamiento</text:span>.</text:p>
        </text:list-item>
        <text:list-item>
          <text:p text:style-name="P3">En los últimos: <text:span text:style-name="Strong_20_Emphasis">la comprensión de la vida, el Espíritu y lo trascendente</text:span>.</text:p>
        </text:list-item>
      </text:list>
      <text:p text:style-name="Horizontal_20_Line"/>
      <text:h text:style-name="Heading_20_3" text:outline-level="3">📘 El Capítulo 8: <text:span text:style-name="Emphasis">La Vida</text:span></text:h>
      <text:p text:style-name="Text_20_body">En este capítulo, el ensayo explica <text:span text:style-name="Strong_20_Emphasis">qué es la vida como sistema inteligente</text:span>.<text:line-break/>Es el punto donde empieza a revelarse la <text:span text:style-name="Strong_20_Emphasis">visión orgánica del universo</text:span>, y donde el relato de Elara debería mostrar <text:span text:style-name="Strong_20_Emphasis">el descubrimiento del Espíritu que anima a todas las cosas</text:span>.</text:p>
      <text:p text:style-name="Text_20_body">La aventura correspondiente, entonces, debería estar llena de <text:span text:style-name="Strong_20_Emphasis">signos vitales</text:span>, <text:span text:style-name="Strong_20_Emphasis">manifestaciones misteriosas</text:span>, <text:span text:style-name="Strong_20_Emphasis">ecos de unidad entre los seres</text:span>, y el <text:span text:style-name="Strong_20_Emphasis">despertar interior</text:span> de Elara al comprender que <text:span text:style-name="Strong_20_Emphasis">todo lo que existe está vivo</text:span>, y que <text:span text:style-name="Strong_20_Emphasis">ella misma es parte del gran organismo</text:span>.</text:p>
      <text:p text:style-name="Horizontal_20_Line"/>
      <text:p text:style-name="Text_20_body">Si lo deseas, puedo ahora <text:span text:style-name="Strong_20_Emphasis">recordar brevemente los actos de la historia de Elara</text:span> y <text:span text:style-name="Strong_20_Emphasis">su progreso en la lucha entre el bien y el mal</text:span>, para ubicar este capítulo dentro del arco narrativo total.<text:line-break/>¿Quieres que lo haga antes de que entremos en la aventura del capítulo 8?</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10-05T17:56:16.119000000</meta:creation-date>
    <dc:date>2025-10-05T17:57:55.500000000</dc:date>
    <meta:editing-duration>PT1M39S</meta:editing-duration>
    <meta:editing-cycles>1</meta:editing-cycles>
    <meta:document-statistic meta:table-count="0" meta:image-count="0" meta:object-count="0" meta:page-count="2" meta:paragraph-count="25" meta:word-count="553" meta:character-count="3315" meta:non-whitespace-character-count="2796"/>
    <meta:generator>LibreOffice/7.3.5.2$Windows_X86_64 LibreOffice_project/184fe81b8c8c30d8b5082578aee2fed2ea847c01</meta:generator>
  </office:meta>
</office:document-meta>
</file>